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c58f" officeooo:paragraph-rsid="0002c58f"/>
    </style:style>
    <style:style style:name="P2" style:family="paragraph" style:parent-style-name="Preformatted_20_Text">
      <style:text-properties officeooo:rsid="0002c58f" officeooo:paragraph-rsid="0003caed"/>
    </style:style>
    <style:style style:name="P3" style:family="paragraph" style:parent-style-name="Preformatted_20_Text">
      <style:text-properties officeooo:rsid="0002c58f" officeooo:paragraph-rsid="0005b56f"/>
    </style:style>
    <style:style style:name="P4" style:family="paragraph" style:parent-style-name="Preformatted_20_Text">
      <style:text-properties officeooo:paragraph-rsid="0002c58f"/>
    </style:style>
    <style:style style:name="P5" style:family="paragraph" style:parent-style-name="Preformatted_20_Text">
      <style:text-properties fo:color="#9900ff" officeooo:rsid="0002c58f" officeooo:paragraph-rsid="0002c58f"/>
    </style:style>
    <style:style style:name="P6" style:family="paragraph" style:parent-style-name="Preformatted_20_Text">
      <style:text-properties fo:color="#9900ff" officeooo:paragraph-rsid="0002c58f"/>
    </style:style>
    <style:style style:name="P7" style:family="paragraph" style:parent-style-name="Preformatted_20_Text">
      <style:text-properties officeooo:rsid="00039bcc" officeooo:paragraph-rsid="00039bcc"/>
    </style:style>
    <style:style style:name="P8" style:family="paragraph" style:parent-style-name="Preformatted_20_Text">
      <style:text-properties officeooo:paragraph-rsid="0003caed"/>
    </style:style>
    <style:style style:name="T1" style:family="text">
      <style:text-properties fo:color="#9900ff"/>
    </style:style>
    <style:style style:name="T2" style:family="text">
      <style:text-properties fo:color="#9900ff" officeooo:rsid="0002c58f"/>
    </style:style>
    <style:style style:name="T3" style:family="text">
      <style:text-properties fo:color="#9900ff" officeooo:rsid="0003caed"/>
    </style:style>
    <style:style style:name="T4" style:family="text">
      <style:text-properties fo:color="#9900ff" fo:font-weight="bold" officeooo:rsid="0003caed" style:font-weight-asian="bold" style:font-weight-complex="bold"/>
    </style:style>
    <style:style style:name="T5" style:family="text">
      <style:text-properties fo:color="#00ccff"/>
    </style:style>
    <style:style style:name="T6" style:family="text">
      <style:text-properties fo:color="#00ccff" officeooo:rsid="00039bcc"/>
    </style:style>
    <style:style style:name="T7" style:family="text">
      <style:text-properties fo:color="#00ccff" officeooo:rsid="0003caed"/>
    </style:style>
    <style:style style:name="T8" style:family="text">
      <style:text-properties fo:color="#00ccff" fo:font-weight="bold" officeooo:rsid="0003caed" style:font-weight-asian="bold" style:font-weight-complex="bold"/>
    </style:style>
    <style:style style:name="T9" style:family="text">
      <style:text-properties fo:color="#00cc33"/>
    </style:style>
    <style:style style:name="T10" style:family="text">
      <style:text-properties fo:color="#00cc33" officeooo:rsid="0003caed"/>
    </style:style>
    <style:style style:name="T11" style:family="text">
      <style:text-properties fo:color="#00cc33" fo:font-weight="bold" officeooo:rsid="0003caed" style:font-weight-asian="bold" style:font-weight-complex="bold"/>
    </style:style>
    <style:style style:name="T12" style:family="text">
      <style:text-properties officeooo:rsid="0002c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mID/</text:p>
      <text:p text:style-name="P1"><text:s text:c="2"/><text:span text:style-name="T1">└&gt;mmc2/ </text:span><text:span text:style-name="T4">(1)</text:span></text:p>
      <text:p text:style-name="P5"><text:s text:c="4"/>└─DataS1_Clone.14.1N.OE.txt</text:p>
      <text:p text:style-name="P5"><text:s text:c="4"/>└─DataS2_Clone.5-5.1N.OE.txt</text:p>
      <text:p text:style-name="P5"><text:s text:c="4"/>└─DataS3_Clone.14.2N.OE.txt</text:p>
      <text:p text:style-name="P5"><text:s text:c="4"/>└─DataS4_Clone.5-5.2N.OE.txt</text:p>
      <text:p text:style-name="P5"><text:s text:c="4"/>└─DataS5_Clone.5-8.1N.OE.txt</text:p>
      <text:p text:style-name="P5"><text:s text:c="4"/>└─SUPPLEMENTAL</text:p>
      <text:p text:style-name="P5"><text:s text:c="4"/>└─DATA</text:p>
      <text:p text:style-name="P5"><text:s text:c="4"/>└─FILES.docx</text:p>
      <text:p text:style-name="P1">Mapping/</text:p>
      <text:p text:style-name="P1"><text:s text:c="2"/><text:span text:style-name="T5">└─Hs_Derby_Ensembl_82.bridge </text:span><text:span text:style-name="T8">(2)</text:span></text:p>
      <text:p text:style-name="P1">microarray/</text:p>
      <text:p text:style-name="P1"><text:s text:c="2"/><text:span text:style-name="T9">└─GSE56465_series_matrix.txt </text:span><text:span text:style-name="T11">(3)</text:span></text:p>
      <text:p text:style-name="P1"/>
      <text:p text:style-name="P4"/>
      <text:p text:style-name="P8"><text:span text:style-name="T3">1)</text:span></text:p>
      <text:p text:style-name="P8"><text:span text:style-name="T2">Names: mmc2.zip | </text:span><text:span text:style-name="T1">File S1. Data S1–S5.</text:span></text:p>
      <text:p text:style-name="P6"><text:span text:style-name="T12">DOI:<text:tab/> </text:span><text:bookmark text:name="ddDoi"/>doi:10.1016/j.cell.2015.08.040</text:p>
      <text:p text:style-name="P7"/>
      <text:p text:style-name="P7"/>
      <text:p text:style-name="P2"><text:span text:style-name="T7">2)</text:span></text:p>
      <text:p text:style-name="P2"><text:span text:style-name="T5">Names: <text:s text:c="3"/>Hs_Derby_Ensembl_82.bridge</text:span></text:p>
      <text:p text:style-name="P1"><text:span text:style-name="T5">Filetype: BridgeDB database file</text:span></text:p>
      <text:p text:style-name="P1"><text:span text:style-name="T5">source: <text:s text:c="2"/>http://bridgedb.org/data/gene_database/</text:span></text:p>
      <text:p text:style-name="P1"/>
      <text:p text:style-name="P3"><text:span text:style-name="T11">3)</text:span></text:p>
      <text:p text:style-name="P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5:24:53.897508376</dc:date>
    <meta:generator>LibreOffice/4.2.8.2$Linux_X86_64 LibreOffice_project/420m0$Build-2</meta:generator>
    <meta:editing-duration>PT1M2S</meta:editing-duration>
    <meta:editing-cycles>3</meta:editing-cycles>
    <meta:document-statistic meta:table-count="0" meta:image-count="0" meta:object-count="0" meta:page-count="1" meta:paragraph-count="22" meta:word-count="38" meta:character-count="505" meta:non-whitespace-character-count="446"/>
  </office:meta>
</office:document-meta>
</file>